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T1_7" style:family="text">
      <style:text-properties fo:font-weight="bold" style:font-weight-asian="bold" style:font-weight-complex="bold"/>
    </style:style>
    <style:style style:name="T1_8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font-weight="bold" style:font-weight-asian="bold" style:font-weight-complex="bold"/>
    </style:style>
    <style:style style:name="T12_2" style:family="text">
      <style:text-properties fo:font-weight="bold" style:font-weight-asian="bold" style:font-weight-complex="bold"/>
    </style:style>
    <style:style style:name="T12_3" style:family="text">
      <style:text-properties fo:font-weight="bold" style:font-weight-asian="bold" style:font-weight-complex="bold"/>
    </style:style>
    <style:style style:name="T12_4" style:family="text">
      <style:text-properties fo:font-weight="bold" style:font-weight-asian="bold" style:font-weight-complex="bold"/>
    </style:style>
    <style:style style:name="T12_5" style:family="text"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font-weight="bold" style:font-weight-asian="bold" style:font-weight-complex="bold"/>
    </style:style>
    <style:style style:name="T17_2" style:family="text">
      <style:text-properties fo:font-weight="bold" style:font-weight-asian="bold" style:font-weight-complex="bold"/>
    </style:style>
    <style:style style:name="T17_3" style:family="text">
      <style:text-properties fo:font-weight="bold" style:font-weight-asian="bold" style:font-weight-complex="bold"/>
    </style:style>
    <style:style style:name="T17_4" style:family="text">
      <style:text-properties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P2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font-weight="bold" style:font-weight-asian="bold" style:font-weight-complex="bold"/>
    </style:style>
    <style:style style:name="T25_2" style:family="text">
      <style:text-properties fo:font-weight="bold" style:font-weight-asian="bold" style:font-weight-complex="bold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Heading_20_2">
      <style:paragraph-properties fo:break-before="page" fo:line-height="115%" style:writing-mode="lr-tb"/>
    </style:style>
    <style:style style:name="T34_1" style:family="text"/>
    <style:style style:name="T34_2" style:family="text"/>
    <style:style style:name="T34_3" style:family="text">
      <style:text-properties style:text-underline-style="solid" style:text-underline-color="font-color"/>
    </style:style>
    <style:style style:name="T34_4" style:family="text">
      <style:text-properties style:text-underline-style="solid" style:text-underline-color="font-color"/>
    </style:style>
    <style:style style:name="T34_5" style:family="text">
      <style:text-properties style:text-underline-style="solid" style:text-underline-color="font-color"/>
    </style:style>
    <style:style style:name="T34_6" style:family="text">
      <style:text-properties style:text-underline-style="solid" style:text-underline-color="font-color"/>
    </style:style>
    <style:style style:name="T34_7" style:family="text">
      <style:text-properties style:text-underline-style="solid" style:text-underline-color="font-color"/>
    </style:style>
    <style:style style:name="T34_8" style:family="text">
      <style:text-properties style:text-underline-style="solid" style:text-underline-color="font-color"/>
    </style:style>
    <style:style style:name="T34_9" style:family="text">
      <style:text-properties style:text-underline-style="solid" style:text-underline-color="font-color"/>
    </style:style>
    <style:style style:name="T34_10" style:family="text">
      <style:text-properties style:text-underline-style="solid" style:text-underline-color="font-color"/>
    </style:style>
    <style:style style:name="T34_11" style:family="text">
      <style:text-properties style:text-underline-style="solid" style:text-underline-color="font-color"/>
    </style:style>
    <style:style style:name="P35" style:family="paragraph" style:parent-style-name="Heading_20_3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>
      <style:text-properties fo:font-weight="bold" style:font-weight-asian="bold" style:font-weight-complex="bold"/>
    </style:style>
    <style:style style:name="T37_3" style:family="text">
      <style:text-properties fo:font-weight="bold" style:font-weight-asian="bold" style:font-weight-complex="bold"/>
    </style:style>
    <style:style style:name="T37_4" style:family="text">
      <style:text-properties fo:font-weight="bold" style:font-weight-asian="bold" style:font-weight-complex="bold"/>
    </style:style>
    <style:style style:name="T37_5" style:family="text">
      <style:text-properties fo:font-weight="bold" style:font-weight-asian="bold" style:font-weight-complex="bold"/>
    </style:style>
    <style:style style:name="T37_6" style:family="text">
      <style:text-properties fo:font-weight="bold" style:font-weight-asian="bold" style:font-weight-complex="bold"/>
    </style:style>
    <style:style style:name="T37_7" style:family="text">
      <style:text-properties fo:font-weight="bold" style:font-weight-asian="bold" style:font-weight-complex="bold"/>
    </style:style>
    <style:style style:name="T37_8" style:family="text">
      <style:text-properties fo:font-weight="bold" style:font-weight-asian="bold" style:font-weight-complex="bold"/>
    </style:style>
    <style:style style:name="T37_9" style:family="text">
      <style:text-properties fo:font-weight="bold" style:font-weight-asian="bold" style:font-weight-complex="bold"/>
    </style:style>
    <style:style style:name="T37_10" style:family="text">
      <style:text-properties fo:font-weight="bold" style:font-weight-asian="bold" style:font-weight-complex="bold"/>
    </style:style>
    <style:style style:name="T37_11" style:family="text">
      <style:text-properties fo:font-weight="bold" style:font-weight-asian="bold" style:font-weight-complex="bold"/>
    </style:style>
    <style:style style:name="T37_12" style:family="text">
      <style:text-properties fo:font-weight="bold" style:font-weight-asian="bold" style:font-weight-complex="bold"/>
    </style:style>
    <style:style style:name="T37_13" style:family="text">
      <style:text-properties fo:font-weight="bold" style:font-weight-asian="bold" style:font-weight-complex="bold"/>
    </style:style>
    <style:style style:name="T37_14" style:family="text">
      <style:text-properties fo:font-weight="bold" style:font-weight-asian="bold" style:font-weight-complex="bold"/>
    </style:style>
    <style:style style:name="T37_15" style:family="text">
      <style:text-properties fo:font-weight="bold" style:font-weight-asian="bold" style:font-weight-complex="bold"/>
    </style:style>
    <style:style style:name="T37_16" style:family="text">
      <style:text-properties fo:font-weight="bold" style:font-weight-asian="bold" style:font-weight-complex="bold"/>
    </style:style>
    <style:style style:name="T37_17" style:family="text">
      <style:text-properties fo:font-weight="bold" style:font-weight-asian="bold" style:font-weight-complex="bold"/>
    </style:style>
    <style:style style:name="T37_18" style:family="text">
      <style:text-properties fo:font-weight="bold" style:font-weight-asian="bold" style:font-weight-complex="bold"/>
    </style:style>
    <style:style style:name="T37_19" style:family="text">
      <style:text-properties fo:font-weight="bold" style:font-weight-asian="bold" style:font-weight-complex="bold"/>
    </style:style>
    <style:style style:name="T37_20" style:family="text">
      <style:text-properties fo:font-weight="bold" style:font-weight-asian="bold" style:font-weight-complex="bold"/>
    </style:style>
    <style:style style:name="T37_21" style:family="text">
      <style:text-properties fo:font-weight="bold" style:font-weight-asian="bold" style:font-weight-complex="bold"/>
    </style:style>
    <style:style style:name="T37_22" style:family="text">
      <style:text-properties fo:font-weight="bold" style:font-weight-asian="bold" style:font-weight-complex="bold"/>
    </style:style>
    <style:style style:name="T37_23" style:family="text">
      <style:text-properties fo:font-weight="bold" style:font-weight-asian="bold" style:font-weight-complex="bold"/>
    </style:style>
    <style:style style:name="T37_24" style:family="text">
      <style:text-properties fo:font-weight="bold" style:font-weight-asian="bold" style:font-weight-complex="bold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P40" style:family="paragraph" style:parent-style-name="Heading_20_3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style:text-line-through-style="solid"/>
    </style:style>
    <style:style style:name="T44_2" style:family="text">
      <style:text-properties style:text-line-through-style="solid"/>
    </style:style>
    <style:style style:name="T44_3" style:family="text">
      <style:text-properties style:text-line-through-style="solid"/>
    </style:style>
    <style:style style:name="T44_4" style:family="text">
      <style:text-properties style:text-line-through-style="solid"/>
    </style:style>
    <style:style style:name="T44_5" style:family="text">
      <style:text-properties style:text-line-through-style="solid"/>
    </style:style>
    <style:style style:name="T44_6" style:family="text">
      <style:text-properties style:text-line-through-style="solid"/>
    </style:style>
    <style:style style:name="T44_7" style:family="text">
      <style:text-properties style:text-line-through-style="solid"/>
    </style:style>
    <style:style style:name="T44_8" style:family="text">
      <style:text-properties style:text-line-through-style="solid"/>
    </style:style>
    <style:style style:name="T44_9" style:family="text">
      <style:text-properties style:text-line-through-style="solid"/>
    </style:style>
    <style:style style:name="T44_10" style:family="text">
      <style:text-properties style:text-line-through-style="solid"/>
    </style:style>
    <style:style style:name="T44_11" style:family="text">
      <style:text-properties style:text-line-through-style="solid"/>
    </style:style>
    <style:style style:name="T44_12" style:family="text">
      <style:text-properties style:text-line-through-style="solid"/>
    </style:style>
    <style:style style:name="T44_13" style:family="text">
      <style:text-properties style:text-line-through-style="solid"/>
    </style:style>
    <style:style style:name="T44_14" style:family="text">
      <style:text-properties style:text-line-through-style="solid"/>
    </style:style>
    <style:style style:name="T44_15" style:family="text">
      <style:text-properties style:text-line-through-style="solid"/>
    </style:style>
    <style:style style:name="T44_16" style:family="text">
      <style:text-properties style:text-line-through-style="solid"/>
    </style:style>
    <style:style style:name="T44_17" style:family="text">
      <style:text-properties style:text-line-through-style="solid"/>
    </style:style>
    <style:style style:name="T44_18" style:family="text">
      <style:text-properties style:text-line-through-style="solid"/>
    </style:style>
    <style:style style:name="T44_19" style:family="text">
      <style:text-properties style:text-line-through-style="solid"/>
    </style:style>
    <style:style style:name="T44_20" style:family="text">
      <style:text-properties style:text-line-through-style="solid"/>
    </style:style>
    <style:style style:name="T44_21" style:family="text">
      <style:text-properties style:text-line-through-style="solid"/>
    </style:style>
    <style:style style:name="T44_22" style:family="text">
      <style:text-properties style:text-line-through-style="solid"/>
    </style:style>
    <style:style style:name="P45" style:family="paragraph" style:parent-style-name="Standard">
      <style:paragraph-properties fo:break-before="auto" fo:line-height="115%" style:writing-mode="lr-tb"/>
      <style:text-properties style:text-line-through-style="solid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style:text-line-through-style="solid"/>
    </style:style>
    <style:style style:name="T46_2" style:family="text">
      <style:text-properties style:text-line-through-style="solid"/>
    </style:style>
    <style:style style:name="T46_3" style:family="text">
      <style:text-properties style:text-line-through-style="solid"/>
    </style:style>
    <style:style style:name="T46_4" style:family="text">
      <style:text-properties style:text-line-through-style="solid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style:text-line-through-style="solid"/>
    </style:style>
    <style:style style:name="T47_2" style:family="text">
      <style:text-properties style:text-line-through-style="solid"/>
    </style:style>
    <style:style style:name="T47_3" style:family="text">
      <style:text-properties style:text-line-through-style="solid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style:text-line-through-style="solid"/>
    </style:style>
    <style:style style:name="T48_2" style:family="text">
      <style:text-properties style:text-line-through-style="solid"/>
    </style:style>
    <style:style style:name="T48_3" style:family="text">
      <style:text-properties style:text-line-through-style="solid"/>
    </style:style>
    <style:style style:name="T48_4" style:family="text">
      <style:text-properties style:text-line-through-style="solid"/>
    </style:style>
    <style:style style:name="P49" style:family="paragraph" style:parent-style-name="Heading_20_3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P50" style:family="paragraph" style:parent-style-name="Heading_20_3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P57" style:family="paragraph" style:parent-style-name="Standard">
      <style:paragraph-properties fo:break-before="auto" fo:text-indent="0cm" fo:line-height="115%" fo:margin-left="0cm" style:writing-mode="lr-tb"/>
    </style:style>
    <style:style style:name="T57_1" style:family="text"/>
    <style:style style:name="T57_2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P62" style:family="paragraph" style:parent-style-name="Heading_20_3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T68_37" style:family="text"/>
    <style:style style:name="T68_38" style:family="text"/>
    <style:style style:name="T68_39" style:family="text"/>
    <style:style style:name="T68_40" style:family="text"/>
    <style:style style:name="T68_41" style:family="text"/>
    <style:style style:name="T68_42" style:family="text"/>
    <style:style style:name="T68_43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Heading_20_3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P75" style:family="paragraph" style:parent-style-name="Heading_20_3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P84" style:family="paragraph" style:parent-style-name="Heading_20_3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P86" style:family="paragraph" style:parent-style-name="Standard">
      <style:paragraph-properties fo:break-before="auto" fo:text-indent="1.27cm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P87" style:family="paragraph" style:parent-style-name="Standard">
      <style:paragraph-properties fo:break-before="auto" fo:line-height="115%" style:writing-mode="lr-tb"/>
    </style:style>
    <style:style style:name="P88" style:family="paragraph" style:parent-style-name="Heading_20_3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P89" style:family="paragraph" style:parent-style-name="Standard">
      <style:paragraph-properties fo:break-before="auto" fo:text-indent="1.27cm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Heading_20_3">
      <style:paragraph-properties fo:break-before="auto" fo:line-height="115%" style:writing-mode="lr-tb"/>
    </style:style>
    <style:style style:name="P93" style:family="paragraph" style:parent-style-name="Heading_20_3">
      <style:paragraph-properties fo:break-before="page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P94" style:family="paragraph" style:parent-style-name="Standard">
      <style:paragraph-properties fo:break-before="auto" fo:line-height="115%" style:writing-mode="lr-tb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P96" style:family="paragraph" style:parent-style-name="Standard">
      <style:paragraph-properties fo:break-before="auto" fo:line-height="115%" style:writing-mode="lr-tb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>
      <style:text-properties fo:font-weight="bold" style:font-weight-asian="bold" style:font-weight-complex="bold"/>
    </style:style>
    <style:style style:name="T97_2" style:family="text">
      <style:text-properties fo:font-weight="bold" style:font-weight-asian="bold" style:font-weight-complex="bold"/>
    </style:style>
    <style:style style:name="T97_3" style:family="text">
      <style:text-properties fo:font-weight="bold" style:font-weight-asian="bold" style:font-weight-complex="bold"/>
    </style:style>
    <style:style style:name="T97_4" style:family="text">
      <style:text-properties fo:font-weight="bold" style:font-weight-asian="bold" style:font-weight-complex="bold"/>
    </style:style>
    <style:style style:name="T97_5" style:family="text">
      <style:text-properties fo:font-weight="bold" style:font-weight-asian="bold" style:font-weight-complex="bold"/>
    </style:style>
    <style:style style:name="T97_6" style:family="text">
      <style:text-properties fo:font-weight="bold" style:font-weight-asian="bold" style:font-weight-complex="bold"/>
    </style:style>
    <style:style style:name="T97_7" style:family="text">
      <style:text-properties fo:font-weight="bold" style:font-weight-asian="bold" style:font-weight-complex="bold"/>
    </style:style>
    <style:style style:name="T97_8" style:family="text">
      <style:text-properties fo:font-weight="bold" style:font-weight-asian="bold" style:font-weight-complex="bold"/>
    </style:style>
    <style:style style:name="T97_9" style:family="text">
      <style:text-properties fo:font-weight="bold" style:font-weight-asian="bold" style:font-weight-complex="bold"/>
    </style:style>
    <style:style style:name="T97_10" style:family="text">
      <style:text-properties fo:font-weight="bold" style:font-weight-asian="bold" style:font-weight-complex="bold"/>
    </style:style>
    <style:style style:name="T97_11" style:family="text">
      <style:text-properties fo:font-weight="bold" style:font-weight-asian="bold" style:font-weight-complex="bold"/>
    </style:style>
    <style:style style:name="T97_12" style:family="text">
      <style:text-properties fo:font-weight="bold" style:font-weight-asian="bold" style:font-weight-complex="bold"/>
    </style:style>
    <style:style style:name="T97_13" style:family="text">
      <style:text-properties fo:font-weight="bold" style:font-weight-asian="bold" style:font-weight-complex="bold"/>
    </style:style>
    <style:style style:name="T97_14" style:family="text">
      <style:text-properties fo:font-weight="bold" style:font-weight-asian="bold" style:font-weight-complex="bold"/>
    </style:style>
    <style:style style:name="T97_15" style:family="text">
      <style:text-properties fo:font-weight="bold" style:font-weight-asian="bold" style:font-weight-complex="bold"/>
    </style:style>
    <style:style style:name="T97_16" style:family="text">
      <style:text-properties fo:font-weight="bold" style:font-weight-asian="bold" style:font-weight-complex="bold"/>
    </style:style>
    <style:style style:name="T97_17" style:family="text">
      <style:text-properties fo:font-weight="bold" style:font-weight-asian="bold" style:font-weight-complex="bold"/>
    </style:style>
    <style:style style:name="T97_18" style:family="text">
      <style:text-properties fo:font-weight="bold" style:font-weight-asian="bold" style:font-weight-complex="bold"/>
    </style:style>
    <style:style style:name="T97_19" style:family="text">
      <style:text-properties fo:font-weight="bold" style:font-weight-asian="bold" style:font-weight-complex="bold"/>
    </style:style>
    <style:style style:name="T97_20" style:family="text">
      <style:text-properties fo:font-weight="bold" style:font-weight-asian="bold" style:font-weight-complex="bold"/>
    </style:style>
    <style:style style:name="T97_21" style:family="text">
      <style:text-properties fo:font-weight="bold" style:font-weight-asian="bold" style:font-weight-complex="bold"/>
    </style:style>
    <style:style style:name="T97_22" style:family="text">
      <style:text-properties fo:font-weight="bold" style:font-weight-asian="bold" style:font-weight-complex="bold"/>
    </style:style>
    <style:style style:name="T97_23" style:family="text">
      <style:text-properties fo:font-weight="bold" style:font-weight-asian="bold" style:font-weight-complex="bold"/>
    </style:style>
    <style:style style:name="T97_24" style:family="text">
      <style:text-properties fo:font-weight="bold" style:font-weight-asian="bold" style:font-weight-complex="bold"/>
    </style:style>
    <style:style style:name="T97_25" style:family="text">
      <style:text-properties fo:font-weight="bold" style:font-weight-asian="bold" style:font-weight-complex="bold"/>
    </style:style>
    <style:style style:name="T97_26" style:family="text">
      <style:text-properties fo:font-weight="bold" style:font-weight-asian="bold" style:font-weight-complex="bold"/>
    </style:style>
    <style:style style:name="T97_27" style:family="text">
      <style:text-properties fo:font-weight="bold" style:font-weight-asian="bold" style:font-weight-complex="bold"/>
    </style:style>
    <style:style style:name="T97_28" style:family="text">
      <style:text-properties fo:font-weight="bold" style:font-weight-asian="bold" style:font-weight-complex="bold"/>
    </style:style>
    <style:style style:name="T97_29" style:family="text">
      <style:text-properties fo:font-weight="bold" style:font-weight-asian="bold" style:font-weight-complex="bold"/>
    </style:style>
    <style:style style:name="T97_30" style:family="text">
      <style:text-properties fo:font-weight="bold" style:font-weight-asian="bold" style:font-weight-complex="bold"/>
    </style:style>
    <style:style style:name="T97_31" style:family="text">
      <style:text-properties fo:font-weight="bold" style:font-weight-asian="bold" style:font-weight-complex="bold"/>
    </style:style>
    <style:style style:name="T97_32" style:family="text">
      <style:text-properties fo:font-weight="bold" style:font-weight-asian="bold" style:font-weight-complex="bold"/>
    </style:style>
    <style:style style:name="P98" style:family="paragraph" style:parent-style-name="Standard">
      <style:paragraph-properties fo:break-before="auto" fo:line-height="115%" style:writing-mode="lr-tb"/>
    </style:style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P101" style:family="paragraph" style:parent-style-name="Standard">
      <style:paragraph-properties fo:break-before="auto" fo:line-height="115%" style:writing-mode="lr-tb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T102_17" style:family="text"/>
    <style:style style:name="T102_18" style:family="text"/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P105" style:family="paragraph" style:parent-style-name="Standard">
      <style:paragraph-properties fo:break-before="auto" fo:line-height="115%" style:writing-mode="lr-tb"/>
    </style:style>
    <style:style style:name="P106" style:family="paragraph" style:parent-style-name="Standard">
      <style:paragraph-properties fo:break-before="auto" fo:line-height="115%" style:writing-mode="lr-tb"/>
    </style:style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P109" style:family="paragraph" style:parent-style-name="Standard">
      <style:paragraph-properties fo:break-before="auto" fo:line-height="115%" style:writing-mode="lr-tb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P111" style:family="paragraph" style:parent-style-name="Standard">
      <style:paragraph-properties fo:break-before="auto" fo:line-height="115%" style:writing-mode="lr-tb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P113" style:family="paragraph" style:parent-style-name="Standard">
      <style:paragraph-properties fo:break-before="auto" fo:line-height="115%" style:writing-mode="lr-tb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P115" style:family="paragraph" style:parent-style-name="Standard">
      <style:paragraph-properties fo:break-before="auto" fo:line-height="115%" style:writing-mode="lr-tb"/>
    </style:style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P118" style:family="paragraph" style:parent-style-name="Standard">
      <style:paragraph-properties fo:break-before="auto" fo:line-height="115%" style:writing-mode="lr-tb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P120" style:family="paragraph" style:parent-style-name="Standard">
      <style:paragraph-properties fo:break-before="auto" fo:line-height="115%" style:writing-mode="lr-tb"/>
    </style:style>
    <style:style style:name="P121" style:family="paragraph" style:parent-style-name="Standard">
      <style:paragraph-properties fo:break-before="auto" fo:line-height="115%" style:writing-mode="lr-tb"/>
    </style:style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P123" style:family="paragraph" style:parent-style-name="Standard">
      <style:paragraph-properties fo:break-before="auto" fo:line-height="115%" style:writing-mode="lr-tb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P125" style:family="paragraph" style:parent-style-name="Standard">
      <style:paragraph-properties fo:break-before="auto" fo:line-height="115%" style:writing-mode="lr-tb"/>
    </style:style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T126_23" style:family="text"/>
    <style:style style:name="T126_24" style:family="text"/>
    <style:style style:name="T126_25" style:family="text"/>
    <style:style style:name="T126_26" style:family="text"/>
    <style:style style:name="T126_27" style:family="text"/>
    <style:style style:name="T126_28" style:family="text"/>
    <style:style style:name="T126_29" style:family="text"/>
    <style:style style:name="T126_30" style:family="text"/>
    <style:style style:name="T126_31" style:family="text"/>
    <style:style style:name="T126_32" style:family="text"/>
    <style:style style:name="P127" style:family="paragraph" style:parent-style-name="Standard">
      <style:paragraph-properties fo:break-before="auto" fo:line-height="115%" style:writing-mode="lr-tb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P129" style:family="paragraph" style:parent-style-name="Standard">
      <style:paragraph-properties fo:break-before="auto" fo:line-height="115%" style:writing-mode="lr-tb"/>
    </style:style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P131" style:family="paragraph" style:parent-style-name="Standard">
      <style:paragraph-properties fo:break-before="auto" fo:line-height="115%" style:writing-mode="lr-tb"/>
    </style:style>
    <style:style style:name="P132" style:family="paragraph" style:parent-style-name="Standard">
      <style:paragraph-properties fo:break-before="auto" fo:line-height="115%" style:writing-mode="lr-tb"/>
    </style:style>
    <style:style style:name="P133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Coming</text:span><text:span text:style-name="T1_2"><text:s/></text:span><text:span text:style-name="T1_3">to</text:span><text:span text:style-name="T1_4"><text:s/></text:span><text:span text:style-name="T1_5">GridSync</text:span><text:span text:style-name="T1_6"><text:s/></text:span><text:span text:style-name="T1_7">event</text:span><text:span text:style-name="T1_8">:</text:span></text:p>
      <text:p text:style-name="P2"><text:span text:style-name="T2_1">Tactical</text:span><text:span text:style-name="T2_2"><text:s/></text:span><text:span text:style-name="T2_3">Tech</text:span></text:p>
      <text:p text:style-name="P3"><text:span text:style-name="T3_1">Tawanda</text:span></text:p>
      <text:p text:style-name="P4"><text:span text:style-name="T4_1">Harlo</text:span><text:span text:style-name="T4_2">?</text:span></text:p>
      <text:p text:style-name="P5"><text:span text:style-name="T5_1">Kristin</text:span><text:span text:style-name="T5_2"><text:s/></text:span><text:span text:style-name="T5_3">Antin</text:span></text:p>
      <text:p text:style-name="P6"><text:span text:style-name="T6_1">Alison</text:span><text:span text:style-name="T6_2"><text:s/></text:span><text:span text:style-name="T6_3">Macrina</text:span><text:span text:style-name="T6_4"><text:s/>(</text:span><text:span text:style-name="T6_5">Library</text:span><text:span text:style-name="T6_6"><text:s/></text:span><text:span text:style-name="T6_7">Freedom</text:span><text:span text:style-name="T6_8">)</text:span></text:p>
      <text:p text:style-name="P7"><text:span text:style-name="T7_1">Roxann</text:span></text:p>
      <text:p text:style-name="P8"><text:span text:style-name="T8_1">Katey</text:span></text:p>
      <text:p text:style-name="P9"><text:span text:style-name="T9_1">Chris</text:span><text:span text:style-name="T9_2"><text:s/></text:span><text:span text:style-name="T9_3">Wood</text:span></text:p>
      <text:p text:style-name="P10"><text:span text:style-name="T10_1">David</text:span><text:span text:style-name="T10_2"><text:s/></text:span><text:span text:style-name="T10_3">Stainton</text:span></text:p>
      <text:p text:style-name="P11"/>
      <text:p text:style-name="P12"><text:span text:style-name="T12_1">Maybe</text:span><text:span text:style-name="T12_2"><text:s/></text:span><text:span text:style-name="T12_3">or</text:span><text:span text:style-name="T12_4"><text:s/></text:span><text:span text:style-name="T12_5">partial</text:span></text:p>
      <text:p text:style-name="P13"><text:span text:style-name="T13_1">Stribs</text:span></text:p>
      <text:p text:style-name="P14"><text:span text:style-name="T14_1">Jon</text:span><text:span text:style-name="T14_2"><text:s/></text:span><text:span text:style-name="T14_3">Camfield</text:span></text:p>
      <text:p text:style-name="P15"><text:span text:style-name="T15_1">Carol</text:span><text:span text:style-name="T15_2"><text:s/></text:span><text:span text:style-name="T15_3">Waters</text:span></text:p>
      <text:p text:style-name="P16"/>
      <text:p text:style-name="P17"><text:span text:style-name="T17_1">Not</text:span><text:span text:style-name="T17_2"><text:s/></text:span><text:span text:style-name="T17_3">coming</text:span><text:span text:style-name="T17_4">:<text:s/></text:span></text:p>
      <text:p text:style-name="P18"><text:span text:style-name="T18_1">L</text:span><text:span text:style-name="T18_2">10</text:span><text:span text:style-name="T18_3">n</text:span><text:span text:style-name="T18_4">/</text:span><text:span text:style-name="T18_5">Loc</text:span><text:span text:style-name="T18_6"><text:s/></text:span><text:span text:style-name="T18_7">Lab</text:span></text:p>
      <text:p text:style-name="P19"><text:span text:style-name="T19_1">Trevor</text:span><text:span text:style-name="T19_2"><text:s/></text:span><text:span text:style-name="T19_3">Timm</text:span></text:p>
      <text:p text:style-name="P20"><text:span text:style-name="T20_1">Morgan</text:span><text:span text:style-name="T20_2"><text:s/></text:span><text:span text:style-name="T20_3">from</text:span><text:span text:style-name="T20_4"><text:s/></text:span><text:span text:style-name="T20_5">WITNESS</text:span></text:p>
      <text:p text:style-name="P21"><text:span text:style-name="T21_1">Tin</text:span><text:span text:style-name="T21_2"><text:s/></text:span><text:span text:style-name="T21_3">and</text:span><text:span text:style-name="T21_4"><text:s/></text:span><text:span text:style-name="T21_5">Maya</text:span><text:span text:style-name="T21_6"><text:s/></text:span><text:span text:style-name="T21_7">from</text:span><text:span text:style-name="T21_8"><text:s/></text:span><text:span text:style-name="T21_9">Engine</text:span><text:span text:style-name="T21_10"><text:s/></text:span><text:span text:style-name="T21_11">Room</text:span></text:p>
      <text:p text:style-name="P22"/>
      <text:p text:style-name="P23"/>
      <text:p text:style-name="P24"/>
      <text:p text:style-name="P25"><text:span text:style-name="T25_1">NEEDS</text:span><text:span text:style-name="T25_2">:</text:span></text:p>
      <text:p text:style-name="P26"><text:span text:style-name="T26_1">shit</text:span><text:span text:style-name="T26_2">-</text:span><text:span text:style-name="T26_3">tons</text:span><text:span text:style-name="T26_4"><text:s/></text:span><text:span text:style-name="T26_5">of</text:span><text:span text:style-name="T26_6"><text:s/></text:span><text:span text:style-name="T26_7">chart</text:span><text:span text:style-name="T26_8"><text:s/></text:span><text:span text:style-name="T26_9">paper</text:span></text:p>
      <text:p text:style-name="P27"><text:span text:style-name="T27_1">Tape</text:span><text:span text:style-name="T27_2">?</text:span></text:p>
      <text:p text:style-name="P28"><text:span text:style-name="T28_1">Markers</text:span></text:p>
      <text:p text:style-name="P29"><text:span text:style-name="T29_1">Voting</text:span><text:span text:style-name="T29_2"><text:s/></text:span><text:span text:style-name="T29_3">dots</text:span><text:span text:style-name="T29_4"><text:s/>(</text:span><text:span text:style-name="T29_5">I</text:span><text:span text:style-name="T29_6"><text:s/></text:span><text:span text:style-name="T29_7">have</text:span><text:span text:style-name="T29_8"><text:s/></text:span><text:span text:style-name="T29_9">these</text:span><text:span text:style-name="T29_10">)<text:s/></text:span></text:p>
      <text:p text:style-name="P30"><text:span text:style-name="T30_1">Printouts</text:span></text:p>
      <text:p text:style-name="P31"><text:span text:style-name="T31_1">Projector</text:span><text:span text:style-name="T31_2"><text:s/></text:span><text:span text:style-name="T31_3">OR</text:span><text:span text:style-name="T31_4"><text:s/></text:span><text:span text:style-name="T31_5">print</text:span><text:span text:style-name="T31_6"><text:s/></text:span><text:span text:style-name="T31_7">out</text:span><text:span text:style-name="T31_8"><text:s/></text:span><text:span text:style-name="T31_9">multiples</text:span><text:span text:style-name="T31_10"><text:s/></text:span><text:span text:style-name="T31_11">of</text:span><text:span text:style-name="T31_12"><text:s/></text:span><text:span text:style-name="T31_13">the</text:span><text:span text:style-name="T31_14"><text:s/></text:span><text:span text:style-name="T31_15">personas</text:span><text:span text:style-name="T31_16"><text:s/></text:span><text:span text:style-name="T31_17">provided</text:span></text:p>
      <text:p text:style-name="P32"/>
      <text:p text:style-name="P33"/>
      <text:h text:style-name="P34" text:outline-level="10"><text:bookmark-start text:name="h.1p21hv647ioo"/><text:bookmark-end text:name="h.1p21hv647ioo"/><text:span text:style-name="T34_1">SCHEDULE</text:span><text:span text:style-name="T34_2"><text:line-break/></text:span><text:span text:style-name="T34_3">Current</text:span><text:span text:style-name="T34_4"><text:s/></text:span><text:span text:style-name="T34_5">run</text:span><text:span text:style-name="T34_6"><text:s/></text:span><text:span text:style-name="T34_7">time</text:span><text:span text:style-name="T34_8">:<text:s/>2<text:s/></text:span><text:span text:style-name="T34_9">hrs</text:span><text:span text:style-name="T34_10"><text:s/>15<text:s/></text:span><text:span text:style-name="T34_11">min</text:span></text:h>
      <text:h text:style-name="P35" text:outline-level="10"><text:bookmark-start text:name="h.qdq2an3v28a2"/><text:bookmark-end text:name="h.qdq2an3v28a2"/><text:span text:style-name="T35_1">Intro</text:span><text:span text:style-name="T35_2">:<text:s/>25<text:s/></text:span><text:span text:style-name="T35_3">min</text:span></text:h>
      <text:p text:style-name="P36"><text:span text:style-name="T36_1">~15<text:s/></text:span><text:span text:style-name="T36_2">min</text:span><text:span text:style-name="T36_3">:<text:s/></text:span><text:span text:style-name="T36_4">Presentation</text:span><text:span text:style-name="T36_5"><text:s/></text:span><text:span text:style-name="T36_6">of</text:span><text:span text:style-name="T36_7"><text:s/></text:span><text:span text:style-name="T36_8">personas</text:span><text:span text:style-name="T36_9"><text:s/>(</text:span><text:span text:style-name="T36_10">hoping</text:span><text:span text:style-name="T36_11"><text:s/></text:span><text:span text:style-name="T36_12">for</text:span><text:span text:style-name="T36_13"><text:s/></text:span><text:span text:style-name="T36_14">one</text:span><text:span text:style-name="T36_15"><text:s/></text:span><text:span text:style-name="T36_16">each</text:span><text:span text:style-name="T36_17"><text:s/></text:span><text:span text:style-name="T36_18">from</text:span><text:span text:style-name="T36_19"><text:s/></text:span><text:span text:style-name="T36_20">Tactical</text:span><text:span text:style-name="T36_21"><text:s/></text:span><text:span text:style-name="T36_22">Tech</text:span><text:span text:style-name="T36_23">,<text:s/></text:span><text:span text:style-name="T36_24">Second</text:span><text:span text:style-name="T36_25"><text:s/></text:span><text:span text:style-name="T36_26">Muse</text:span><text:span text:style-name="T36_27">,<text:s/></text:span><text:span text:style-name="T36_28">Library</text:span><text:span text:style-name="T36_29"><text:s/></text:span><text:span text:style-name="T36_30">Freedom</text:span><text:span text:style-name="T36_31">,<text:s/></text:span><text:span text:style-name="T36_32">and</text:span><text:span text:style-name="T36_33"><text:s/></text:span><text:span text:style-name="T36_34">Tawanda</text:span><text:span text:style-name="T36_35">,<text:s/></text:span><text:span text:style-name="T36_36">figuring</text:span><text:span text:style-name="T36_37"><text:s/>3<text:s/></text:span><text:span text:style-name="T36_38">min</text:span><text:span text:style-name="T36_39"><text:s/></text:span><text:span text:style-name="T36_40">per</text:span><text:span text:style-name="T36_41">,<text:s/></text:span><text:span text:style-name="T36_42">plus</text:span><text:span text:style-name="T36_43"><text:s/></text:span><text:span text:style-name="T36_44">overflow</text:span><text:span text:style-name="T36_45">)</text:span></text:p>
      <text:p text:style-name="P37"><text:span text:style-name="T37_1"><text:tab/></text:span><text:span text:style-name="T37_2">ALT</text:span><text:span text:style-name="T37_3">:<text:s/></text:span><text:span text:style-name="T37_4">Could</text:span><text:span text:style-name="T37_5"><text:s/></text:span><text:span text:style-name="T37_6">have</text:span><text:span text:style-name="T37_7"><text:s/></text:span><text:span text:style-name="T37_8">people</text:span><text:span text:style-name="T37_9"><text:s/></text:span><text:span text:style-name="T37_10">create</text:span><text:span text:style-name="T37_11"><text:s/></text:span><text:span text:style-name="T37_12">their</text:span><text:span text:style-name="T37_13"><text:s/></text:span><text:span text:style-name="T37_14">personas</text:span><text:span text:style-name="T37_15"><text:s/></text:span><text:span text:style-name="T37_16">at</text:span><text:span text:style-name="T37_17"><text:s/></text:span><text:span text:style-name="T37_18">event</text:span><text:span text:style-name="T37_19">;<text:s/></text:span><text:span text:style-name="T37_20">we</text:span><text:span text:style-name="T37_21"><text:s/></text:span><text:span text:style-name="T37_22">have</text:span><text:span text:style-name="T37_23"><text:s/></text:span><text:span text:style-name="T37_24">time</text:span></text:p>
      <text:p text:style-name="P38"><text:span text:style-name="T38_1">5<text:s/></text:span><text:span text:style-name="T38_2">min</text:span><text:span text:style-name="T38_3">:<text:s/></text:span><text:span text:style-name="T38_4">Presentation</text:span><text:span text:style-name="T38_5"><text:s/></text:span><text:span text:style-name="T38_6">by</text:span><text:span text:style-name="T38_7"><text:s/></text:span><text:span text:style-name="T38_8">GridSync</text:span></text:p>
      <text:p text:style-name="P39"><text:span text:style-name="T39_1">5<text:s/></text:span><text:span text:style-name="T39_2">min</text:span><text:span text:style-name="T39_3">:<text:s/></text:span><text:span text:style-name="T39_4">Presentation</text:span><text:span text:style-name="T39_5"><text:s/></text:span><text:span text:style-name="T39_6">of</text:span><text:span text:style-name="T39_7"><text:s/></text:span><text:span text:style-name="T39_8">features</text:span><text:span text:style-name="T39_9"><text:s/></text:span><text:span text:style-name="T39_10">of</text:span><text:span text:style-name="T39_11"><text:s/></text:span><text:span text:style-name="T39_12">Google</text:span><text:span text:style-name="T39_13"><text:s/></text:span><text:span text:style-name="T39_14">Drive</text:span><text:span text:style-name="T39_15">/</text:span><text:span text:style-name="T39_16">Dropbox</text:span><text:span text:style-name="T39_17">?</text:span></text:p>
      <text:h text:style-name="P40" text:outline-level="10"><text:bookmark-start text:name="h.mgukpamt9109"/><text:bookmark-end text:name="h.mgukpamt9109"/><text:span text:style-name="T40_1">Assumptions</text:span><text:span text:style-name="T40_2"><text:s/></text:span><text:span text:style-name="T40_3">worksheets</text:span><text:span text:style-name="T40_4">:<text:s/>30<text:s/></text:span><text:span text:style-name="T40_5">min</text:span></text:h>
      <text:p text:style-name="P41"><text:span text:style-name="T41_1">3<text:s/></text:span><text:span text:style-name="T41_2">min</text:span><text:span text:style-name="T41_3">:<text:s/></text:span><text:span text:style-name="T41_4">explanation</text:span><text:span text:style-name="T41_5"><text:s/></text:span><text:span text:style-name="T41_6">and</text:span><text:span text:style-name="T41_7"><text:s/></text:span><text:span text:style-name="T41_8">handing</text:span><text:span text:style-name="T41_9"><text:s/></text:span><text:span text:style-name="T41_10">out</text:span></text:p>
      <text:p text:style-name="P42"><text:span text:style-name="T42_1">7<text:s/></text:span><text:span text:style-name="T42_2">min</text:span><text:span text:style-name="T42_3">:<text:s/></text:span><text:span text:style-name="T42_4">Everyone</text:span><text:span text:style-name="T42_5"><text:s/></text:span><text:span text:style-name="T42_6">fills</text:span><text:span text:style-name="T42_7"><text:s/></text:span><text:span text:style-name="T42_8">them</text:span><text:span text:style-name="T42_9"><text:s/></text:span><text:span text:style-name="T42_10">out</text:span></text:p>
      <text:p text:style-name="P43"><text:span text:style-name="T43_1">15<text:s/></text:span><text:span text:style-name="T43_2">min</text:span><text:span text:style-name="T43_3">:<text:s/></text:span><text:span text:style-name="T43_4">Share</text:span><text:span text:style-name="T43_5"><text:s/></text:span><text:span text:style-name="T43_6">responses</text:span><text:span text:style-name="T43_7"><text:s/></text:span><text:span text:style-name="T43_8">back</text:span></text:p>
      <text:p text:style-name="P44"><text:span text:style-name="T44_1">5<text:s/></text:span><text:span text:style-name="T44_2">min</text:span><text:span text:style-name="T44_3">:<text:s/></text:span><text:span text:style-name="T44_4">Graph</text:span><text:span text:style-name="T44_5"><text:s/></text:span><text:span text:style-name="T44_6">the</text:span><text:span text:style-name="T44_7"><text:s/></text:span><text:span text:style-name="T44_8">failure</text:span><text:span text:style-name="T44_9"><text:s/></text:span><text:span text:style-name="T44_10">risks</text:span><text:span text:style-name="T44_11"><text:s/></text:span><text:span text:style-name="T44_12">on</text:span><text:span text:style-name="T44_13"><text:s/></text:span><text:span text:style-name="T44_14">this</text:span><text:span text:style-name="T44_15"><text:s/>2</text:span><text:span text:style-name="T44_16">x</text:span><text:span text:style-name="T44_17">2<text:s/></text:span><text:span text:style-name="T44_18">on</text:span><text:span text:style-name="T44_19"><text:s/></text:span><text:span text:style-name="T44_20">chart</text:span><text:span text:style-name="T44_21"><text:s/></text:span><text:span text:style-name="T44_22">paper</text:span></text:p>
      <text:p text:style-name="P45"/>
      <text:p text:style-name="P46"><text:span text:style-name="T46_1"><text:tab/><text:s text:c="5"/></text:span><text:span text:style-name="T46_2">High</text:span><text:span text:style-name="T46_3"><text:s/></text:span><text:span text:style-name="T46_4">risk</text:span></text:p>
      <text:p text:style-name="P47"><text:span text:style-name="T47_1">Known</text:span><text:span text:style-name="T47_2"><text:s/>———+———</text:span><text:span text:style-name="T47_3">Unknown</text:span></text:p>
      <text:p text:style-name="P48"><text:span text:style-name="T48_1"><text:tab/><text:s text:c="5"/></text:span><text:span text:style-name="T48_2">Low</text:span><text:span text:style-name="T48_3"><text:s/></text:span><text:span text:style-name="T48_4">risk</text:span></text:p>
      <text:h text:style-name="P49" text:outline-level="10"><text:bookmark-start text:name="h.tzqxl06jv4wi"/><text:bookmark-end text:name="h.tzqxl06jv4wi"/><text:span text:style-name="T49_1">BREAK</text:span><text:span text:style-name="T49_2">:<text:s/>5<text:s/></text:span><text:span text:style-name="T49_3">min</text:span></text:h>
      <text:h text:style-name="P50" text:outline-level="10"><text:bookmark-start text:name="h.xkai675b34o3"/><text:bookmark-end text:name="h.xkai675b34o3"/><text:span text:style-name="T50_1">Pick</text:span><text:span text:style-name="T50_2"><text:s/></text:span><text:span text:style-name="T50_3">features</text:span><text:span text:style-name="T50_4">:<text:s/>10<text:s/></text:span><text:span text:style-name="T50_5">min</text:span></text:h>
      <text:p text:style-name="P51"><text:span text:style-name="T51_1">10<text:s/></text:span><text:span text:style-name="T51_2">min</text:span><text:span text:style-name="T51_3"><text:s/></text:span><text:span text:style-name="T51_4">brainstorm</text:span><text:span text:style-name="T51_5"><text:s/></text:span><text:span text:style-name="T51_6">on</text:span><text:span text:style-name="T51_7"><text:s/></text:span><text:span text:style-name="T51_8">this</text:span><text:span text:style-name="T51_9"><text:s/></text:span><text:span text:style-name="T51_10">chart</text:span><text:span text:style-name="T51_11"><text:s/></text:span><text:span text:style-name="T51_12">as</text:span><text:span text:style-name="T51_13"><text:s/></text:span><text:span text:style-name="T51_14">a</text:span><text:span text:style-name="T51_15"><text:s/></text:span><text:span text:style-name="T51_16">group</text:span><text:span text:style-name="T51_17">:</text:span></text:p>
      <text:p text:style-name="P52"><text:span text:style-name="T52_1">We</text:span><text:span text:style-name="T52_2"><text:s/></text:span><text:span text:style-name="T52_3">will</text:span><text:span text:style-name="T52_4"><text:s/>[</text:span><text:span text:style-name="T52_5">create</text:span><text:span text:style-name="T52_6"><text:s/></text:span><text:span text:style-name="T52_7">this</text:span><text:span text:style-name="T52_8"><text:s/></text:span><text:span text:style-name="T52_9">feature</text:span><text:span text:style-name="T52_10">]</text:span></text:p>
      <text:p text:style-name="P53"><text:span text:style-name="T53_1">For</text:span><text:span text:style-name="T53_2"><text:s/>[</text:span><text:span text:style-name="T53_3">this</text:span><text:span text:style-name="T53_4"><text:s/></text:span><text:span text:style-name="T53_5">persona</text:span><text:span text:style-name="T53_6">]</text:span></text:p>
      <text:p text:style-name="P54"><text:span text:style-name="T54_1">In</text:span><text:span text:style-name="T54_2"><text:s/></text:span><text:span text:style-name="T54_3">order</text:span><text:span text:style-name="T54_4"><text:s/></text:span><text:span text:style-name="T54_5">to</text:span><text:span text:style-name="T54_6"><text:s/></text:span><text:span text:style-name="T54_7">achieve</text:span><text:span text:style-name="T54_8"><text:s/>[</text:span><text:span text:style-name="T54_9">this</text:span><text:span text:style-name="T54_10"><text:s/></text:span><text:span text:style-name="T54_11">outcome</text:span><text:span text:style-name="T54_12">]</text:span></text:p>
      <text:p text:style-name="P55"/>
      <text:p text:style-name="P56"><text:span text:style-name="T56_1">Fit</text:span><text:span text:style-name="T56_2"><text:s/></text:span><text:span text:style-name="T56_3">those</text:span><text:span text:style-name="T56_4"><text:s/></text:span><text:span text:style-name="T56_5">into</text:span><text:span text:style-name="T56_6"><text:s/></text:span><text:span text:style-name="T56_7">this</text:span><text:span text:style-name="T56_8"><text:s/></text:span><text:span text:style-name="T56_9">flow</text:span><text:span text:style-name="T56_10">:</text:span></text:p>
      <text:p text:style-name="P57"><text:span text:style-name="T57_1"><text:tab/></text:span><text:span text:style-name="T57_2">Download</text:span></text:p>
      <text:p text:style-name="P58"><text:span text:style-name="T58_1"><text:tab/></text:span><text:span text:style-name="T58_2">First</text:span><text:span text:style-name="T58_3">-</text:span><text:span text:style-name="T58_4">time</text:span><text:span text:style-name="T58_5"><text:s/></text:span><text:span text:style-name="T58_6">setup</text:span></text:p>
      <text:p text:style-name="P59"><text:span text:style-name="T59_1"><text:tab/></text:span><text:span text:style-name="T59_2">File</text:span><text:span text:style-name="T59_3"><text:s/></text:span><text:span text:style-name="T59_4">management</text:span></text:p>
      <text:p text:style-name="P60"><text:span text:style-name="T60_1"><text:tab/></text:span><text:span text:style-name="T60_2">User</text:span><text:span text:style-name="T60_3"><text:s/></text:span><text:span text:style-name="T60_4">management</text:span></text:p>
      <text:p text:style-name="P61"><text:span text:style-name="T61_1"><text:tab/></text:span><text:span text:style-name="T61_2">Cloud</text:span><text:span text:style-name="T61_3"><text:s/></text:span><text:span text:style-name="T61_4">management</text:span></text:p>
      <text:h text:style-name="P62" text:outline-level="10"><text:bookmark-start text:name="h.qdy7r4b49ntt"/><text:bookmark-end text:name="h.qdy7r4b49ntt"/><text:span text:style-name="T62_1">Design</text:span><text:span text:style-name="T62_2"><text:s/></text:span><text:span text:style-name="T62_3">studio</text:span><text:span text:style-name="T62_4"><text:s/></text:span><text:span text:style-name="T62_5">to</text:span><text:span text:style-name="T62_6"><text:s/></text:span><text:span text:style-name="T62_7">mock</text:span><text:span text:style-name="T62_8"><text:s/></text:span><text:span text:style-name="T62_9">up</text:span><text:span text:style-name="T62_10"><text:s/></text:span><text:span text:style-name="T62_11">interfaces</text:span><text:span text:style-name="T62_12">:<text:s/>40<text:s/></text:span><text:span text:style-name="T62_13">min</text:span></text:h>
      <text:p text:style-name="P63"><text:span text:style-name="T63_1">5<text:s/></text:span><text:span text:style-name="T63_2">min</text:span><text:span text:style-name="T63_3">:<text:s/></text:span><text:span text:style-name="T63_4">Explanation</text:span><text:span text:style-name="T63_5">;<text:s/></text:span><text:span text:style-name="T63_6">form</text:span><text:span text:style-name="T63_7"><text:s/></text:span><text:span text:style-name="T63_8">teams</text:span><text:span text:style-name="T63_9"><text:s/></text:span><text:span text:style-name="T63_10">of</text:span><text:span text:style-name="T63_11"><text:s/>3-4<text:s/></text:span><text:span text:style-name="T63_12">people</text:span></text:p>
      <text:p text:style-name="P64"><text:span text:style-name="T64_1"><text:tab/></text:span><text:span text:style-name="T64_2">Should</text:span><text:span text:style-name="T64_3"><text:s/></text:span><text:span text:style-name="T64_4">be</text:span><text:span text:style-name="T64_5"><text:s/></text:span><text:span text:style-name="T64_6">a</text:span><text:span text:style-name="T64_7"><text:s/></text:span><text:span text:style-name="T64_8">developer</text:span><text:span text:style-name="T64_9">,<text:s/></text:span><text:span text:style-name="T64_10">a</text:span><text:span text:style-name="T64_11"><text:s/></text:span><text:span text:style-name="T64_12">designer</text:span><text:span text:style-name="T64_13">,<text:s/></text:span><text:span text:style-name="T64_14">and</text:span><text:span text:style-name="T64_15"><text:s/></text:span><text:span text:style-name="T64_16">some</text:span><text:span text:style-name="T64_17"><text:s/></text:span><text:span text:style-name="T64_18">user</text:span><text:span text:style-name="T64_19"><text:s/></text:span><text:span text:style-name="T64_20">folks</text:span><text:span text:style-name="T64_21"><text:s/></text:span><text:span text:style-name="T64_22">in</text:span><text:span text:style-name="T64_23"><text:s/></text:span><text:span text:style-name="T64_24">each</text:span></text:p>
      <text:p text:style-name="P65"><text:span text:style-name="T65_1"><text:tab/></text:span><text:span text:style-name="T65_2">Each</text:span><text:span text:style-name="T65_3"><text:s/></text:span><text:span text:style-name="T65_4">team</text:span><text:span text:style-name="T65_5"><text:s/></text:span><text:span text:style-name="T65_6">pick</text:span><text:span text:style-name="T65_7"><text:s/></text:span><text:span text:style-name="T65_8">a</text:span><text:span text:style-name="T65_9"><text:s/></text:span><text:span text:style-name="T65_10">feature</text:span><text:span text:style-name="T65_11"><text:s/></text:span><text:span text:style-name="T65_12">from</text:span><text:span text:style-name="T65_13"><text:s/></text:span><text:span text:style-name="T65_14">last</text:span><text:span text:style-name="T65_15"><text:s/></text:span><text:span text:style-name="T65_16">list</text:span></text:p>
      <text:p text:style-name="P66"/>
      <text:p text:style-name="P67"><text:span text:style-name="T67_1">10<text:s/></text:span><text:span text:style-name="T67_2">min</text:span><text:span text:style-name="T67_3">:<text:s/>6-</text:span><text:span text:style-name="T67_4">up</text:span><text:span text:style-name="T67_5"><text:s/>—<text:s/></text:span><text:span text:style-name="T67_6">divide</text:span><text:span text:style-name="T67_7"><text:s/></text:span><text:span text:style-name="T67_8">chart</text:span><text:span text:style-name="T67_9"><text:s/></text:span><text:span text:style-name="T67_10">paper</text:span><text:span text:style-name="T67_11"><text:s/></text:span><text:span text:style-name="T67_12">into</text:span><text:span text:style-name="T67_13"><text:s/>6,<text:s/></text:span><text:span text:style-name="T67_14">draw</text:span><text:span text:style-name="T67_15"><text:s/></text:span><text:span text:style-name="T67_16">a</text:span><text:span text:style-name="T67_17"><text:s/></text:span><text:span text:style-name="T67_18">flow</text:span><text:span text:style-name="T67_19"><text:s/></text:span><text:span text:style-name="T67_20">on</text:span><text:span text:style-name="T67_21"><text:s/></text:span><text:span text:style-name="T67_22">it</text:span><text:span text:style-name="T67_23"><text:s/>(</text:span><text:span text:style-name="T67_24">IMAGES</text:span><text:span text:style-name="T67_25"><text:s/></text:span><text:span text:style-name="T67_26">not</text:span><text:span text:style-name="T67_27"><text:s/></text:span><text:span text:style-name="T67_28">words</text:span><text:span text:style-name="T67_29">)</text:span></text:p>
      <text:p text:style-name="P68"><text:span text:style-name="T68_1"><text:tab/>1</text:span><text:span text:style-name="T68_2">st</text:span><text:span text:style-name="T68_3"><text:s/>3<text:s/></text:span><text:span text:style-name="T68_4">min</text:span><text:span text:style-name="T68_5">:<text:s/></text:span><text:span text:style-name="T68_6">team</text:span><text:span text:style-name="T68_7"><text:s/></text:span><text:span text:style-name="T68_8">jointly</text:span><text:span text:style-name="T68_9"><text:s/></text:span><text:span text:style-name="T68_10">labels</text:span><text:span text:style-name="T68_11"><text:s/></text:span><text:span text:style-name="T68_12">each</text:span><text:span text:style-name="T68_13"><text:s/></text:span><text:span text:style-name="T68_14">box</text:span><text:span text:style-name="T68_15"><text:s/></text:span><text:span text:style-name="T68_16">with</text:span><text:span text:style-name="T68_17"><text:s/></text:span><text:span text:style-name="T68_18">a</text:span><text:span text:style-name="T68_19"><text:s/></text:span><text:span text:style-name="T68_20">persona</text:span><text:span text:style-name="T68_21"><text:s/></text:span><text:span text:style-name="T68_22">and</text:span><text:span text:style-name="T68_23"><text:s/></text:span><text:span text:style-name="T68_24">pain</text:span><text:span text:style-name="T68_25"><text:s/></text:span><text:span text:style-name="T68_26">point</text:span><text:span text:style-name="T68_27"><text:s/></text:span><text:span text:style-name="T68_28">combo</text:span><text:span text:style-name="T68_29">.<text:s/></text:span><text:span text:style-name="T68_30">Can</text:span><text:span text:style-name="T68_31"><text:s/></text:span><text:span text:style-name="T68_32">use</text:span><text:span text:style-name="T68_33"><text:s/></text:span><text:span text:style-name="T68_34">each</text:span><text:span text:style-name="T68_35"><text:s/></text:span><text:span text:style-name="T68_36">one</text:span><text:span text:style-name="T68_37"><text:s/></text:span><text:span text:style-name="T68_38">repeatedly</text:span><text:span text:style-name="T68_39"><text:s/></text:span><text:span text:style-name="T68_40">if</text:span><text:span text:style-name="T68_41"><text:s/></text:span><text:span text:style-name="T68_42">desired</text:span><text:span text:style-name="T68_43">.</text:span></text:p>
      <text:p text:style-name="P69"><text:span text:style-name="T69_1"><text:tab/></text:span><text:span text:style-name="T69_2">Next</text:span><text:span text:style-name="T69_3"><text:s/>7<text:s/></text:span><text:span text:style-name="T69_4">min</text:span><text:span text:style-name="T69_5">:<text:s/></text:span><text:span text:style-name="T69_6">fill</text:span><text:span text:style-name="T69_7"><text:s/></text:span><text:span text:style-name="T69_8">each</text:span><text:span text:style-name="T69_9"><text:s/></text:span><text:span text:style-name="T69_10">box</text:span><text:span text:style-name="T69_11">,<text:s/></text:span><text:span text:style-name="T69_12">team</text:span><text:span text:style-name="T69_13"><text:s/></text:span><text:span text:style-name="T69_14">jointly</text:span></text:p>
      <text:p text:style-name="P70"><text:span text:style-name="T70_1">[</text:span><text:span text:style-name="T70_2">est</text:span><text:span text:style-name="T70_3"><text:s/>15<text:s/></text:span><text:span text:style-name="T70_4">min</text:span><text:span text:style-name="T70_5">]<text:s/>5<text:s/></text:span><text:span text:style-name="T70_6">min</text:span><text:span text:style-name="T70_7"><text:s/></text:span><text:span text:style-name="T70_8">PER</text:span><text:span text:style-name="T70_9"><text:s/></text:span><text:span text:style-name="T70_10">TEAM</text:span><text:span text:style-name="T70_11">:<text:s/></text:span><text:span text:style-name="T70_12">Each</text:span><text:span text:style-name="T70_13"><text:s/></text:span><text:span text:style-name="T70_14">TEAM</text:span><text:span text:style-name="T70_15"><text:s/></text:span><text:span text:style-name="T70_16">presents</text:span><text:span text:style-name="T70_17"><text:s/></text:span><text:span text:style-name="T70_18">their</text:span><text:span text:style-name="T70_19"><text:s/>6-</text:span><text:span text:style-name="T70_20">up</text:span><text:span text:style-name="T70_21"><text:s/></text:span><text:span text:style-name="T70_22">and</text:span><text:span text:style-name="T70_23"><text:s/></text:span><text:span text:style-name="T70_24">gets</text:span><text:span text:style-name="T70_25"><text:s/></text:span><text:span text:style-name="T70_26">critique</text:span><text:span text:style-name="T70_27"><text:s/></text:span><text:span text:style-name="T70_28">from</text:span><text:span text:style-name="T70_29"><text:s/></text:span><text:span text:style-name="T70_30">the</text:span><text:span text:style-name="T70_31"><text:s/></text:span><text:span text:style-name="T70_32">group</text:span></text:p>
      <text:p text:style-name="P71"><text:span text:style-name="T71_1"><text:tab/></text:span></text:p>
      <text:p text:style-name="P72"><text:span text:style-name="T72_1">10<text:s/></text:span><text:span text:style-name="T72_2">min</text:span><text:span text:style-name="T72_3">:<text:s/></text:span><text:span text:style-name="T72_4">take</text:span><text:span text:style-name="T72_5"><text:s/></text:span><text:span text:style-name="T72_6">that</text:span><text:span text:style-name="T72_7"><text:s/></text:span><text:span text:style-name="T72_8">feedback</text:span><text:span text:style-name="T72_9">,<text:s/></text:span><text:span text:style-name="T72_10">take</text:span><text:span text:style-name="T72_11"><text:s/></text:span><text:span text:style-name="T72_12">best</text:span><text:span text:style-name="T72_13"><text:s/></text:span><text:span text:style-name="T72_14">ideas</text:span><text:span text:style-name="T72_15">,<text:s/></text:span><text:span text:style-name="T72_16">refine</text:span><text:span text:style-name="T72_17"><text:s/></text:span><text:span text:style-name="T72_18">the</text:span><text:span text:style-name="T72_19"><text:s/></text:span><text:span text:style-name="T72_20">ideas</text:span></text:p>
      <text:p text:style-name="P73"/>
      <text:h text:style-name="P74" text:outline-level="10"><text:bookmark-start text:name="h.4359h42h7dl"/><text:bookmark-end text:name="h.4359h42h7dl"/><text:span text:style-name="T74_1">BREAK</text:span><text:span text:style-name="T74_2">:<text:s/>5<text:s/></text:span><text:span text:style-name="T74_3">min</text:span></text:h>
      <text:h text:style-name="P75" text:outline-level="10"><text:bookmark-start text:name="h.2d2iw6x36dpb"/><text:bookmark-end text:name="h.2d2iw6x36dpb"/><text:span text:style-name="T75_1">Presentations</text:span><text:span text:style-name="T75_2">:<text:s/>25<text:s/></text:span><text:span text:style-name="T75_3">min</text:span></text:h>
      <text:p text:style-name="P76"><text:span text:style-name="T76_1">[</text:span><text:span text:style-name="T76_2">est</text:span><text:span text:style-name="T76_3"><text:s/>15<text:s/></text:span><text:span text:style-name="T76_4">min</text:span><text:span text:style-name="T76_5">]<text:s/>5<text:s/></text:span><text:span text:style-name="T76_6">min</text:span><text:span text:style-name="T76_7"><text:s/></text:span><text:span text:style-name="T76_8">PER</text:span><text:span text:style-name="T76_9"><text:s/></text:span><text:span text:style-name="T76_10">TEAM</text:span><text:span text:style-name="T76_11">:<text:s/></text:span><text:span text:style-name="T76_12">Each</text:span><text:span text:style-name="T76_13"><text:s/></text:span><text:span text:style-name="T76_14">TEAM</text:span><text:span text:style-name="T76_15"><text:s/></text:span><text:span text:style-name="T76_16">presents</text:span><text:span text:style-name="T76_17"><text:s/></text:span><text:span text:style-name="T76_18">refinement</text:span><text:span text:style-name="T76_19">,<text:s/></text:span><text:span text:style-name="T76_20">gets</text:span><text:span text:style-name="T76_21"><text:s/></text:span><text:span text:style-name="T76_22">critique</text:span></text:p>
      <text:p text:style-name="P77"/>
      <text:p text:style-name="P78"><text:span text:style-name="T78_1">Refinements</text:span><text:span text:style-name="T78_2"><text:s/></text:span><text:span text:style-name="T78_3">put</text:span><text:span text:style-name="T78_4"><text:s/></text:span><text:span text:style-name="T78_5">up</text:span><text:span text:style-name="T78_6"><text:s/></text:span><text:span text:style-name="T78_7">on</text:span><text:span text:style-name="T78_8"><text:s/></text:span><text:span text:style-name="T78_9">walls</text:span></text:p>
      <text:p text:style-name="P79"><text:span text:style-name="T79_1">5<text:s/></text:span><text:span text:style-name="T79_2">min</text:span><text:span text:style-name="T79_3">:<text:s/></text:span><text:span text:style-name="T79_4">GridSync</text:span><text:span text:style-name="T79_5">:<text:s/></text:span><text:span text:style-name="T79_6">present</text:span><text:span text:style-name="T79_7"><text:s/></text:span><text:span text:style-name="T79_8">on</text:span><text:span text:style-name="T79_9"><text:s/></text:span><text:span text:style-name="T79_10">what</text:span><text:span text:style-name="T79_11"><text:s/></text:span><text:span text:style-name="T79_12">they</text:span><text:span text:style-name="T79_13"><text:s/></text:span><text:span text:style-name="T79_14">can</text:span><text:span text:style-name="T79_15"><text:s/></text:span><text:span text:style-name="T79_16">and</text:span><text:span text:style-name="T79_17"><text:s/></text:span><text:span text:style-name="T79_18">can</text:span><text:span text:style-name="T79_19">’</text:span><text:span text:style-name="T79_20">t</text:span><text:span text:style-name="T79_21"><text:s/></text:span><text:span text:style-name="T79_22">do</text:span><text:span text:style-name="T79_23">?</text:span></text:p>
      <text:p text:style-name="P80"><text:span text:style-name="T80_1"><text:tab/></text:span><text:span text:style-name="T80_2">Gridsync</text:span><text:span text:style-name="T80_3"><text:s/></text:span><text:span text:style-name="T80_4">to</text:span><text:span text:style-name="T80_5"><text:s/>“</text:span><text:span text:style-name="T80_6">price</text:span><text:span text:style-name="T80_7">”<text:s/></text:span><text:span text:style-name="T80_8">the</text:span><text:span text:style-name="T80_9"><text:s/></text:span><text:span text:style-name="T80_10">features</text:span><text:span text:style-name="T80_11"><text:s/></text:span><text:span text:style-name="T80_12">to</text:span><text:span text:style-name="T80_13"><text:s/></text:span><text:span text:style-name="T80_14">be</text:span><text:span text:style-name="T80_15"><text:s/></text:span><text:span text:style-name="T80_16">bought</text:span></text:p>
      <text:p text:style-name="P81"><text:span text:style-name="T81_1">5<text:s/></text:span><text:span text:style-name="T81_2">min</text:span><text:span text:style-name="T81_3">:<text:s/></text:span><text:span text:style-name="T81_4">Buy</text:span><text:span text:style-name="T81_5"><text:s/></text:span><text:span text:style-name="T81_6">A</text:span><text:span text:style-name="T81_7"><text:s/></text:span><text:span text:style-name="T81_8">Feature</text:span><text:span text:style-name="T81_9">/</text:span><text:span text:style-name="T81_10">sticker</text:span><text:span text:style-name="T81_11"><text:s/></text:span><text:span text:style-name="T81_12">voting</text:span></text:p>
      <text:p text:style-name="P82"><text:span text:style-name="T82_1"><text:tab/>“</text:span><text:span text:style-name="T82_2">Parking</text:span><text:span text:style-name="T82_3"><text:s/></text:span><text:span text:style-name="T82_4">lot</text:span><text:span text:style-name="T82_5">”<text:s/></text:span><text:span text:style-name="T82_6">for</text:span><text:span text:style-name="T82_7"><text:s/></text:span><text:span text:style-name="T82_8">good</text:span><text:span text:style-name="T82_9"><text:s/></text:span><text:span text:style-name="T82_10">ideas</text:span><text:span text:style-name="T82_11"><text:s/></text:span><text:span text:style-name="T82_12">that</text:span><text:span text:style-name="T82_13"><text:s/></text:span><text:span text:style-name="T82_14">will</text:span><text:span text:style-name="T82_15"><text:s/></text:span><text:span text:style-name="T82_16">take</text:span><text:span text:style-name="T82_17"><text:s/></text:span><text:span text:style-name="T82_18">a</text:span><text:span text:style-name="T82_19"><text:s/></text:span><text:span text:style-name="T82_20">while</text:span><text:span text:style-name="T82_21"><text:s/></text:span><text:span text:style-name="T82_22">to</text:span><text:span text:style-name="T82_23"><text:s/></text:span><text:span text:style-name="T82_24">implement</text:span><text:span text:style-name="T82_25">/</text:span><text:span text:style-name="T82_26">didn</text:span><text:span text:style-name="T82_27">’</text:span><text:span text:style-name="T82_28">t</text:span><text:span text:style-name="T82_29"><text:s/></text:span><text:span text:style-name="T82_30">quite</text:span><text:span text:style-name="T82_31"><text:s/></text:span><text:span text:style-name="T82_32">get</text:span><text:span text:style-name="T82_33"><text:s/></text:span><text:span text:style-name="T82_34">enough</text:span><text:span text:style-name="T82_35"><text:s/></text:span><text:span text:style-name="T82_36">votes</text:span></text:p>
      <text:p text:style-name="P83"><text:span text:style-name="T83_1"><text:tab/></text:span></text:p>
      <text:h text:style-name="P84" text:outline-level="10"><text:bookmark-start text:name="h.o12icefvm2cb"/><text:bookmark-end text:name="h.o12icefvm2cb"/><text:span text:style-name="T84_1">Wrap</text:span><text:span text:style-name="T84_2">-</text:span><text:span text:style-name="T84_3">up</text:span><text:span text:style-name="T84_4">:<text:s/>5<text:s/></text:span><text:span text:style-name="T84_5">min</text:span></text:h>
      <text:p text:style-name="P85"><text:span text:style-name="T85_1">5<text:s/></text:span><text:span text:style-name="T85_2">min</text:span><text:span text:style-name="T85_3">:<text:s/></text:span><text:span text:style-name="T85_4">Explain</text:span><text:span text:style-name="T85_5">:<text:s/></text:span><text:span text:style-name="T85_6">next</text:span><text:span text:style-name="T85_7"><text:s/></text:span><text:span text:style-name="T85_8">step</text:span><text:span text:style-name="T85_9"><text:s/></text:span><text:span text:style-name="T85_10">should</text:span><text:span text:style-name="T85_11"><text:s/></text:span><text:span text:style-name="T85_12">be</text:span><text:span text:style-name="T85_13"><text:s/></text:span><text:span text:style-name="T85_14">an</text:span><text:span text:style-name="T85_15"><text:s/></text:span><text:span text:style-name="T85_16">MVP</text:span><text:span text:style-name="T85_17">,<text:s/></text:span><text:span text:style-name="T85_18">and</text:span><text:span text:style-name="T85_19"><text:s/></text:span><text:span text:style-name="T85_20">we</text:span><text:span text:style-name="T85_21"><text:s/></text:span><text:span text:style-name="T85_22">should</text:span><text:span text:style-name="T85_23"><text:s/></text:span><text:span text:style-name="T85_24">enlist</text:span><text:span text:style-name="T85_25"><text:s/></text:span><text:span text:style-name="T85_26">attendees</text:span><text:span text:style-name="T85_27">’<text:s/></text:span><text:span text:style-name="T85_28">help</text:span><text:span text:style-name="T85_29"><text:s/></text:span><text:span text:style-name="T85_30">in</text:span><text:span text:style-name="T85_31"><text:s/></text:span><text:span text:style-name="T85_32">testing</text:span></text:p>
      <text:p text:style-name="P86"><text:span text:style-name="T86_1">MVP</text:span><text:span text:style-name="T86_2"><text:s/></text:span><text:span text:style-name="T86_3">at</text:span><text:span text:style-name="T86_4"><text:s/></text:span><text:span text:style-name="T86_5">the</text:span><text:span text:style-name="T86_6"><text:s/></text:span><text:span text:style-name="T86_7">event</text:span><text:span text:style-name="T86_8">,<text:s/></text:span><text:span text:style-name="T86_9">for</text:span><text:span text:style-name="T86_10"><text:s/></text:span><text:span text:style-name="T86_11">testing</text:span><text:span text:style-name="T86_12"><text:s/></text:span><text:span text:style-name="T86_13">there</text:span><text:span text:style-name="T86_14">?<text:s/>(</text:span><text:span text:style-name="T86_15">am</text:span><text:span text:style-name="T86_16"><text:s/></text:span><text:span text:style-name="T86_17">guessing</text:span><text:span text:style-name="T86_18"><text:s/></text:span><text:span text:style-name="T86_19">no</text:span><text:span text:style-name="T86_20">)</text:span></text:p>
      <text:p text:style-name="P87"/>
      <text:h text:style-name="P88" text:outline-level="10"><text:bookmark-start text:name="h.xxnkfzbl3iip"/><text:bookmark-end text:name="h.xxnkfzbl3iip"/><text:span text:style-name="T88_1">Post</text:span><text:span text:style-name="T88_2">-</text:span><text:span text:style-name="T88_3">event</text:span></text:h>
      <text:p text:style-name="P89"><text:span text:style-name="T89_1"><text:s/></text:span><text:span text:style-name="T89_2">Gus</text:span><text:span text:style-name="T89_3"><text:s/></text:span><text:span text:style-name="T89_4">debriefs</text:span><text:span text:style-name="T89_5"><text:s/></text:span><text:span text:style-name="T89_6">with</text:span><text:span text:style-name="T89_7"><text:s/></text:span><text:span text:style-name="T89_8">developers</text:span></text:p>
      <text:p text:style-name="P90"/>
      <text:p text:style-name="P91"/>
      <text:h text:style-name="P92" text:outline-level="10"><text:bookmark-start text:name="h.a0dm69dafzrf"/><text:bookmark-end text:name="h.a0dm69dafzrf"/></text:h>
      <text:h text:style-name="P93" text:outline-level="10"><text:bookmark-start text:name="h.1pou2vte8zqf"/><text:bookmark-end text:name="h.1pou2vte8zqf"/><text:bookmark-start text:name="h.w53sl97hmhvf"/><text:bookmark-end text:name="h.w53sl97hmhvf"/><text:span text:style-name="T93_1">Assumptions</text:span><text:span text:style-name="T93_2"><text:s/></text:span><text:span text:style-name="T93_3">worksheet</text:span><text:span text:style-name="T93_4"><text:s/></text:span><text:span text:style-name="T93_5">for</text:span><text:span text:style-name="T93_6"><text:s/></text:span><text:span text:style-name="T93_7">GridSync</text:span><text:span text:style-name="T93_8"><text:s/></text:span><text:span text:style-name="T93_9">design</text:span><text:span text:style-name="T93_10"><text:s/></text:span><text:span text:style-name="T93_11">session</text:span><text:span text:style-name="T93_12">,<text:s/></text:span><text:span text:style-name="T93_13">March</text:span><text:span text:style-name="T93_14"><text:s/>2,<text:s/>2016</text:span></text:h>
      <text:p text:style-name="P94"/>
      <text:p text:style-name="P95"><text:span text:style-name="T95_1">I</text:span><text:span text:style-name="T95_2"><text:s/></text:span><text:span text:style-name="T95_3">believe</text:span><text:span text:style-name="T95_4"><text:s/></text:span><text:span text:style-name="T95_5">GridSync</text:span><text:span text:style-name="T95_6"><text:s/></text:span><text:span text:style-name="T95_7">users</text:span><text:span text:style-name="T95_8"><text:s/></text:span><text:span text:style-name="T95_9">have</text:span><text:span text:style-name="T95_10"><text:s/></text:span><text:span text:style-name="T95_11">a</text:span><text:span text:style-name="T95_12"><text:s/></text:span><text:span text:style-name="T95_13">need</text:span><text:span text:style-name="T95_14"><text:s/></text:span><text:span text:style-name="T95_15">to</text:span><text:span text:style-name="T95_16"><text:s/>________________________________________</text:span></text:p>
      <text:p text:style-name="P96"/>
      <text:p text:style-name="P97"><text:span text:style-name="T97_1">PAUSE</text:span><text:span text:style-name="T97_2">.<text:s/></text:span><text:span text:style-name="T97_3">Before</text:span><text:span text:style-name="T97_4"><text:s/></text:span><text:span text:style-name="T97_5">you</text:span><text:span text:style-name="T97_6"><text:s/></text:span><text:span text:style-name="T97_7">go</text:span><text:span text:style-name="T97_8"><text:s/></text:span><text:span text:style-name="T97_9">on</text:span><text:span text:style-name="T97_10"><text:s/></text:span><text:span text:style-name="T97_11">to</text:span><text:span text:style-name="T97_12"><text:s/></text:span><text:span text:style-name="T97_13">the</text:span><text:span text:style-name="T97_14"><text:s/></text:span><text:span text:style-name="T97_15">rest</text:span><text:span text:style-name="T97_16"><text:s/></text:span><text:span text:style-name="T97_17">of</text:span><text:span text:style-name="T97_18"><text:s/></text:span><text:span text:style-name="T97_19">this</text:span><text:span text:style-name="T97_20"><text:s/></text:span><text:span text:style-name="T97_21">sheet</text:span><text:span text:style-name="T97_22">,<text:s/></text:span><text:span text:style-name="T97_23">let</text:span><text:span text:style-name="T97_24">’</text:span><text:span text:style-name="T97_25">s</text:span><text:span text:style-name="T97_26"><text:s/></text:span><text:span text:style-name="T97_27">share</text:span><text:span text:style-name="T97_28"><text:s/></text:span><text:span text:style-name="T97_29">our</text:span><text:span text:style-name="T97_30"><text:s/></text:span><text:span text:style-name="T97_31">responses</text:span><text:span text:style-name="T97_32"><text:s/>:)</text:span></text:p>
      <text:p text:style-name="P98"/>
      <text:p text:style-name="P99"/>
      <text:p text:style-name="P100"><text:span text:style-name="T100_1">These</text:span><text:span text:style-name="T100_2"><text:s/></text:span><text:span text:style-name="T100_3">needs</text:span><text:span text:style-name="T100_4"><text:s/></text:span><text:span text:style-name="T100_5">can</text:span><text:span text:style-name="T100_6"><text:s/></text:span><text:span text:style-name="T100_7">be</text:span><text:span text:style-name="T100_8"><text:s/></text:span><text:span text:style-name="T100_9">solved</text:span><text:span text:style-name="T100_10"><text:s/></text:span><text:span text:style-name="T100_11">by</text:span><text:span text:style-name="T100_12">_______________________________________________</text:span></text:p>
      <text:p text:style-name="P101"/>
      <text:p text:style-name="P102"><text:span text:style-name="T102_1">The</text:span><text:span text:style-name="T102_2"><text:s text:c="2"/>#1<text:s/></text:span><text:span text:style-name="T102_3">benefit</text:span><text:span text:style-name="T102_4"><text:s/></text:span><text:span text:style-name="T102_5">users</text:span><text:span text:style-name="T102_6"><text:s/></text:span><text:span text:style-name="T102_7">will</text:span><text:span text:style-name="T102_8"><text:s/></text:span><text:span text:style-name="T102_9">get</text:span><text:span text:style-name="T102_10"><text:s/></text:span><text:span text:style-name="T102_11">out</text:span><text:span text:style-name="T102_12"><text:s/></text:span><text:span text:style-name="T102_13">of</text:span><text:span text:style-name="T102_14"><text:s/></text:span><text:span text:style-name="T102_15">GridSync</text:span><text:span text:style-name="T102_16"><text:s/></text:span><text:span text:style-name="T102_17">is</text:span><text:span text:style-name="T102_18"><text:s text:c="2"/>____________________________________</text:span></text:p>
      <text:p text:style-name="P103"/>
      <text:p text:style-name="P104"><text:span text:style-name="T104_1">Additional</text:span><text:span text:style-name="T104_2"><text:s/></text:span><text:span text:style-name="T104_3">benefits</text:span><text:span text:style-name="T104_4"><text:s/></text:span><text:span text:style-name="T104_5">will</text:span><text:span text:style-name="T104_6"><text:s/></text:span><text:span text:style-name="T104_7">include</text:span><text:span text:style-name="T104_8">_________________________________________________</text:span></text:p>
      <text:p text:style-name="P105"/>
      <text:p text:style-name="P106"/>
      <text:p text:style-name="P107"/>
      <text:p text:style-name="P108"><text:span text:style-name="T108_1">GridSync</text:span><text:span text:style-name="T108_2">’</text:span><text:span text:style-name="T108_3">s</text:span><text:span text:style-name="T108_4"><text:s/></text:span><text:span text:style-name="T108_5">initial</text:span><text:span text:style-name="T108_6"><text:s/></text:span><text:span text:style-name="T108_7">users</text:span><text:span text:style-name="T108_8"><text:s/></text:span><text:span text:style-name="T108_9">will</text:span><text:span text:style-name="T108_10"><text:s/></text:span><text:span text:style-name="T108_11">be</text:span><text:span text:style-name="T108_12"><text:s/>___________________________________________________</text:span></text:p>
      <text:p text:style-name="P109"/>
      <text:p text:style-name="P110"><text:span text:style-name="T110_1">We</text:span><text:span text:style-name="T110_2"><text:s/></text:span><text:span text:style-name="T110_3">will</text:span><text:span text:style-name="T110_4"><text:s/></text:span><text:span text:style-name="T110_5">reach</text:span><text:span text:style-name="T110_6"><text:s/></text:span><text:span text:style-name="T110_7">them</text:span><text:span text:style-name="T110_8"><text:s/></text:span><text:span text:style-name="T110_9">through</text:span><text:span text:style-name="T110_10"><text:s/>_____________________________________________________</text:span></text:p>
      <text:p text:style-name="P111"/>
      <text:p text:style-name="P112"><text:span text:style-name="T112_1">The</text:span><text:span text:style-name="T112_2"><text:s/></text:span><text:span text:style-name="T112_3">people</text:span><text:span text:style-name="T112_4"><text:s/></text:span><text:span text:style-name="T112_5">we</text:span><text:span text:style-name="T112_6"><text:s/></text:span><text:span text:style-name="T112_7">expect</text:span><text:span text:style-name="T112_8"><text:s/></text:span><text:span text:style-name="T112_9">will</text:span><text:span text:style-name="T112_10"><text:s/></text:span><text:span text:style-name="T112_11">observe</text:span><text:span text:style-name="T112_12"><text:s/></text:span><text:span text:style-name="T112_13">and</text:span><text:span text:style-name="T112_14"><text:s/></text:span><text:span text:style-name="T112_15">follow</text:span><text:span text:style-name="T112_16"><text:s/></text:span><text:span text:style-name="T112_17">our</text:span><text:span text:style-name="T112_18"><text:s/></text:span><text:span text:style-name="T112_19">initial</text:span><text:span text:style-name="T112_20"><text:s/></text:span><text:span text:style-name="T112_21">users</text:span><text:span text:style-name="T112_22"><text:s/></text:span><text:span text:style-name="T112_23">in</text:span><text:span text:style-name="T112_24"><text:s/></text:span><text:span text:style-name="T112_25">their</text:span><text:span text:style-name="T112_26"><text:s/></text:span><text:span text:style-name="T112_27">communities</text:span><text:span text:style-name="T112_28"><text:s/></text:span><text:span text:style-name="T112_29">will</text:span><text:span text:style-name="T112_30"><text:s/></text:span><text:span text:style-name="T112_31">be</text:span><text:span text:style-name="T112_32"><text:s/></text:span></text:p>
      <text:p text:style-name="P113"/>
      <text:p text:style-name="P114"><text:span text:style-name="T114_1">____________________________________________________________________________</text:span></text:p>
      <text:p text:style-name="P115"/>
      <text:p text:style-name="P116"/>
      <text:p text:style-name="P117"><text:span text:style-name="T117_1">GridSync</text:span><text:span text:style-name="T117_2">’</text:span><text:span text:style-name="T117_3">s</text:span><text:span text:style-name="T117_4"><text:s/></text:span><text:span text:style-name="T117_5">primary</text:span><text:span text:style-name="T117_6"><text:s/></text:span><text:span text:style-name="T117_7">competition</text:span><text:span text:style-name="T117_8"><text:s/></text:span><text:span text:style-name="T117_9">will</text:span><text:span text:style-name="T117_10"><text:s/></text:span><text:span text:style-name="T117_11">be</text:span><text:span text:style-name="T117_12"><text:s/>_____________________________________________</text:span></text:p>
      <text:p text:style-name="P118"/>
      <text:p text:style-name="P119"><text:span text:style-name="T119_1">We</text:span><text:span text:style-name="T119_2"><text:s/></text:span><text:span text:style-name="T119_3">will</text:span><text:span text:style-name="T119_4"><text:s/></text:span><text:span text:style-name="T119_5">ensure</text:span><text:span text:style-name="T119_6"><text:s/></text:span><text:span text:style-name="T119_7">users</text:span><text:span text:style-name="T119_8"><text:s/></text:span><text:span text:style-name="T119_9">use</text:span><text:span text:style-name="T119_10"><text:s/></text:span><text:span text:style-name="T119_11">GridSync</text:span><text:span text:style-name="T119_12"><text:s/></text:span><text:span text:style-name="T119_13">instead</text:span><text:span text:style-name="T119_14"><text:s/></text:span><text:span text:style-name="T119_15">by</text:span><text:span text:style-name="T119_16"><text:s/>_______________________________________</text:span></text:p>
      <text:p text:style-name="P120"/>
      <text:p text:style-name="P121"/>
      <text:p text:style-name="P122"><text:span text:style-name="T122_1">GridSync</text:span><text:span text:style-name="T122_2">’</text:span><text:span text:style-name="T122_3">s</text:span><text:span text:style-name="T122_4"><text:s/></text:span><text:span text:style-name="T122_5">biggest</text:span><text:span text:style-name="T122_6"><text:s/></text:span><text:span text:style-name="T122_7">risk</text:span><text:span text:style-name="T122_8"><text:s/></text:span><text:span text:style-name="T122_9">of</text:span><text:span text:style-name="T122_10"><text:s/></text:span><text:span text:style-name="T122_11">failure</text:span><text:span text:style-name="T122_12"><text:s/></text:span><text:span text:style-name="T122_13">is</text:span><text:span text:style-name="T122_14"><text:s text:c="2"/>________________________________________________</text:span></text:p>
      <text:p text:style-name="P123"/>
      <text:p text:style-name="P124"><text:span text:style-name="T124_1">GridSync</text:span><text:span text:style-name="T124_2"><text:s/></text:span><text:span text:style-name="T124_3">can</text:span><text:span text:style-name="T124_4"><text:s/></text:span><text:span text:style-name="T124_5">solve</text:span><text:span text:style-name="T124_6"><text:s/></text:span><text:span text:style-name="T124_7">this</text:span><text:span text:style-name="T124_8"><text:s/></text:span><text:span text:style-name="T124_9">through</text:span><text:span text:style-name="T124_10"><text:s/>__________________________________________________</text:span></text:p>
      <text:p text:style-name="P125"/>
      <text:p text:style-name="P126"><text:span text:style-name="T126_1">What</text:span><text:span text:style-name="T126_2"><text:s/></text:span><text:span text:style-name="T126_3">other</text:span><text:span text:style-name="T126_4"><text:s/></text:span><text:span text:style-name="T126_5">things</text:span><text:span text:style-name="T126_6"><text:s/></text:span><text:span text:style-name="T126_7">are</text:span><text:span text:style-name="T126_8"><text:s/></text:span><text:span text:style-name="T126_9">we</text:span><text:span text:style-name="T126_10"><text:s/></text:span><text:span text:style-name="T126_11">assuming</text:span><text:span text:style-name="T126_12"><text:s/></text:span><text:span text:style-name="T126_13">that</text:span><text:span text:style-name="T126_14">,<text:s/></text:span><text:span text:style-name="T126_15">if</text:span><text:span text:style-name="T126_16"><text:s/></text:span><text:span text:style-name="T126_17">proved</text:span><text:span text:style-name="T126_18"><text:s/></text:span><text:span text:style-name="T126_19">false</text:span><text:span text:style-name="T126_20">,<text:s/></text:span><text:span text:style-name="T126_21">will</text:span><text:span text:style-name="T126_22"><text:s/></text:span><text:span text:style-name="T126_23">cause</text:span><text:span text:style-name="T126_24"><text:s/></text:span><text:span text:style-name="T126_25">this</text:span><text:span text:style-name="T126_26"><text:s/></text:span><text:span text:style-name="T126_27">project</text:span><text:span text:style-name="T126_28"><text:s/></text:span><text:span text:style-name="T126_29">to</text:span><text:span text:style-name="T126_30"><text:s/></text:span><text:span text:style-name="T126_31">fail</text:span><text:span text:style-name="T126_32">?<text:s/>________</text:span></text:p>
      <text:p text:style-name="P127"/>
      <text:p text:style-name="P128"><text:span text:style-name="T128_1">____________________________________________________________________________</text:span></text:p>
      <text:p text:style-name="P129"/>
      <text:p text:style-name="P130"><text:span text:style-name="T130_1">We</text:span><text:span text:style-name="T130_2"><text:s/></text:span><text:span text:style-name="T130_3">will</text:span><text:span text:style-name="T130_4"><text:s/></text:span><text:span text:style-name="T130_5">know</text:span><text:span text:style-name="T130_6"><text:s/></text:span><text:span text:style-name="T130_7">GridSync</text:span><text:span text:style-name="T130_8"><text:s/></text:span><text:span text:style-name="T130_9">has</text:span><text:span text:style-name="T130_10"><text:s/></text:span><text:span text:style-name="T130_11">succeeded</text:span><text:span text:style-name="T130_12"><text:s/></text:span><text:span text:style-name="T130_13">when</text:span><text:span text:style-name="T130_14"><text:s/></text:span><text:span text:style-name="T130_15">we</text:span><text:span text:style-name="T130_16"><text:s/></text:span><text:span text:style-name="T130_17">see</text:span><text:span text:style-name="T130_18"><text:s/>__________________________________</text:span></text:p>
      <text:p text:style-name="P131"/>
      <text:p text:style-name="P132"/>
      <text:p text:style-name="P13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